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5"/>
          <table:table-cell table:style-name="ce1" office:value-type="string" calcext:value-type="string" table:number-columns-spanned="6" table:number-rows-spanned="1">
            <text:p>LAN10</text:p>
          </table:table-cell>
          <table:covered-table-cell table:number-columns-repeated="2" table:style-name="Default"/>
          <table:covered-table-cell table:style-name="ce1"/>
          <table:covered-table-cell table:number-columns-repeated="2"/>
          <table:table-cell table:style-name="ce1" office:value-type="string" calcext:value-type="string" table:number-columns-spanned="6" table:number-rows-spanned="1">
            <text:p>WAN</text:p>
          </table:table-cell>
          <table:covered-table-cell table:style-name="Default"/>
          <table:covered-table-cell/>
          <table:covered-table-cell table:style-name="ce1"/>
          <table:covered-table-cell table:number-columns-repeated="2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3" table:number-rows-spanned="1">
            <text:p>N=2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2</text:p>
          </table:table-cell>
          <table:covered-table-cell table:style-name="Default"/>
          <table:covered-table-cell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table:style-name="Default"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39.5" calcext:value-type="float">
            <text:p>39.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353.7" calcext:value-type="float">
            <text:p>353.7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877" calcext:value-type="float">
            <text:p>7877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88752" calcext:value-type="float">
            <text:p>88752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1144" calcext:value-type="float">
            <text:p>1144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230.7 (swap)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41921" calcext:value-type="float">
            <text:p>41921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ap</text:p>
          </table:table-cell>
          <table:table-cell/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203" calcext:value-type="float">
            <text:p>203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622.9" calcext:value-type="float">
            <text:p>622.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2646" calcext:value-type="float">
            <text:p>1264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201898" calcext:value-type="float">
            <text:p>201898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5361" calcext:value-type="float">
            <text:p>536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131609" calcext:value-type="float">
            <text:p>13160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1.7773" calcext:value-type="float">
            <text:p>1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309" calcext:value-type="float">
            <text:p>51309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551067" calcext:value-type="float">
            <text:p>551067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2.7773" calcext:value-type="float">
            <text:p>2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288" calcext:value-type="float">
            <text:p>7288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6658" calcext:value-type="float">
            <text:p>266658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3.7773" calcext:value-type="float">
            <text:p>3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table:style-name="Default" office:value-type="float" office:value="7.6" calcext:value-type="float">
            <text:p>7.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4.7773" calcext:value-type="float">
            <text:p>4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998" calcext:value-type="float">
            <text:p>7998</text:p>
          </table:table-cell>
          <table:table-cell table:style-name="Default" office:value-type="float" office:value="7.6" calcext:value-type="float">
            <text:p>7.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2099" calcext:value-type="float">
            <text:p>26209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5.7773" calcext:value-type="float">
            <text:p>5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91195" calcext:value-type="float">
            <text:p>91195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270652" calcext:value-type="float">
            <text:p>1270652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6.7773" calcext:value-type="float">
            <text:p>6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2748" calcext:value-type="float">
            <text:p>42748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843883" calcext:value-type="float">
            <text:p>843883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7.7773" calcext:value-type="float">
            <text:p>7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table:style-name="Default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8.7773" calcext:value-type="float">
            <text:p>8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table:style-name="Default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7.51" calcext:value-type="float">
            <text:p>37.51</text:p>
          </table:table-cell>
          <table:table-cell office:value-type="float" office:value="1.866" calcext:value-type="float">
            <text:p>1.86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30.43" calcext:value-type="float">
            <text:p>30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4.26" calcext:value-type="float">
            <text:p>74.26</text:p>
          </table:table-cell>
          <table:table-cell office:value-type="float" office:value="6.03" calcext:value-type="float">
            <text:p>6.03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301" calcext:value-type="float">
            <text:p>301</text:p>
          </table:table-cell>
          <table:table-cell table:style-name="ce3" office:value-type="float" office:value="38.1" calcext:value-type="float">
            <text:p>38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8.23" calcext:value-type="float">
            <text:p>78.23</text:p>
          </table:table-cell>
          <table:table-cell office:value-type="float" office:value="45.96" calcext:value-type="float">
            <text:p>45.9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66" calcext:value-type="float">
            <text:p>266</text:p>
          </table:table-cell>
          <table:table-cell table:style-name="ce3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65.86" calcext:value-type="float">
            <text:p>65.86</text:p>
          </table:table-cell>
          <table:table-cell office:value-type="float" office:value="10.2" calcext:value-type="float">
            <text:p>10.2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41" calcext:value-type="float">
            <text:p>241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658.93" calcext:value-type="float">
            <text:p>658.93</text:p>
          </table:table-cell>
          <table:table-cell table:style-name="ce4" office:value-type="float" office:value="51.9" calcext:value-type="float">
            <text:p>51.9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6862" calcext:value-type="float">
            <text:p>6862</text:p>
          </table:table-cell>
          <table:table-cell table:style-name="ce3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.98" calcext:value-type="float">
            <text:p>8.98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3284" calcext:value-type="float">
            <text:p>3284</text:p>
          </table:table-cell>
          <table:table-cell table:style-name="ce3" office:value-type="float" office:value="40.96" calcext:value-type="float">
            <text:p>40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1079.666" calcext:value-type="float">
            <text:p>1079.666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Default" office:value-type="float" office:value="15350" calcext:value-type="float">
            <text:p>15350</text:p>
          </table:table-cell>
          <table:table-cell table:style-name="ce3" office:value-type="float" office:value="123.6" calcext:value-type="float">
            <text:p>123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9.16" calcext:value-type="float">
            <text:p>9.1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0113" calcext:value-type="float">
            <text:p>10113</text:p>
          </table:table-cell>
          <table:table-cell table:style-name="ce3" office:value-type="float" office:value="40.66" calcext:value-type="float">
            <text:p>40.6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Gauss[KVH21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2" table:number-columns-repeated="2"/>
          <table:table-cell table:number-columns-repeated="3"/>
          <table:table-cell office:value-type="string" calcext:value-type="string">
            <text:p>Y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auss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4569" calcext:value-type="float">
            <text:p>456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ce2" table:number-columns-repeated="2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Q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6T20:01:57.188844649</dc:date>
    <meta:editing-duration>PT16H59M30S</meta:editing-duration>
    <meta:editing-cycles>88</meta:editing-cycles>
    <meta:generator>LibreOffice/7.3.7.2$Linux_X86_64 LibreOffice_project/30$Build-2</meta:generator>
    <meta:document-statistic meta:table-count="1" meta:cell-count="301" meta:object-count="0"/>
  </office:meta>
</office:document-meta>
</file>